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bits/stdc++.h&gt;</text:p>
      <text:p text:style-name="Standard">using namespace std;</text:p>
      <text:p text:style-name="Standard"/>
      <text:p text:style-name="Standard">class graph</text:p>
      <text:p text:style-name="Standard">{</text:p>
      <text:p text:style-name="Standard"><text:tab/>int v,e;</text:p>
      <text:p text:style-name="Standard"><text:tab/>int **weighted_matrix;</text:p>
      <text:p text:style-name="Standard"><text:tab/>int **mst;</text:p>
      <text:p text:style-name="Standard"><text:tab/>int **visited;</text:p>
      <text:p text:style-name="Standard"><text:tab/>int *parent;</text:p>
      <text:p text:style-name="Standard"><text:tab/>int cost;</text:p>
      <text:p text:style-name="Standard"><text:tab/></text:p>
      <text:p text:style-name="Standard"><text:tab/>public:</text:p>
      <text:p text:style-name="Standard"><text:tab/><text:tab/>graph();</text:p>
      <text:p text:style-name="Standard"><text:tab/><text:tab/>graph(int v,int e);</text:p>
      <text:p text:style-name="Standard"><text:tab/><text:tab/>void create_graph();</text:p>
      <text:p text:style-name="Standard"><text:tab/><text:tab/>void display_graph();</text:p>
      <text:p text:style-name="Standard"><text:tab/><text:tab/>void display_mst();</text:p>
      <text:p text:style-name="Standard"><text:tab/><text:tab/>int findParent(int v);</text:p>
      <text:p text:style-name="Standard"><text:tab/><text:tab/>void kruskals();</text:p>
      <text:p text:style-name="Standard"><text:tab/><text:tab/></text:p>
      <text:p text:style-name="Standard">};</text:p>
      <text:p text:style-name="Standard"/>
      <text:p text:style-name="Standard">graph::graph()</text:p>
      <text:p text:style-name="Standard">{</text:p>
      <text:p text:style-name="Standard"><text:tab/>v=0;</text:p>
      <text:p text:style-name="Standard"><text:tab/>e=0;</text:p>
      <text:p text:style-name="Standard">}<text:tab/><text:tab/></text:p>
      <text:p text:style-name="Standard"/>
      <text:p text:style-name="Standard">graph::graph(int v, int e)</text:p>
      <text:p text:style-name="Standard">{</text:p>
      <text:p text:style-name="Standard"><text:tab/>this-&gt;v = v;</text:p>
      <text:p text:style-name="Standard"><text:tab/>this-&gt;e =e;</text:p>
      <text:p text:style-name="Standard"><text:tab/>cost = 0;</text:p>
      <text:p text:style-name="Standard"><text:tab/>parent = new int[v];</text:p>
      <text:p text:style-name="Standard"><text:tab/></text:p>
      <text:p text:style-name="Standard"><text:tab/>this-&gt;weighted_matrix = new int*[v];</text:p>
      <text:p text:style-name="Standard"><text:tab/>for(int i=0;i&lt;v;i++)</text:p>
      <text:p text:style-name="Standard"><text:tab/><text:tab/>weighted_matrix[i] = new int[v];</text:p>
      <text:p text:style-name="Standard"><text:tab/></text:p>
      <text:p text:style-name="Standard"><text:tab/>this-&gt;mst = new int*[v];</text:p>
      <text:p text:style-name="Standard"><text:tab/>for(int i=0;i&lt;v;i++)</text:p>
      <text:p text:style-name="Standard"><text:tab/><text:tab/>mst[i] = new int[v];</text:p>
      <text:p text:style-name="Standard"><text:tab/><text:tab/></text:p>
      <text:p text:style-name="Standard"><text:tab/>this-&gt;visited = new int*[v];</text:p>
      <text:p text:style-name="Standard"><text:tab/>for(int i=0;i&lt;v;i++)</text:p>
      <text:p text:style-name="Standard"><text:tab/><text:tab/>visited[i] = new int[v];<text:tab/></text:p>
      <text:p text:style-name="Standard">}</text:p>
      <text:p text:style-name="Standard"/>
      <text:p text:style-name="Standard"><text:soft-page-break/>void graph::create_graph()</text:p>
      <text:p text:style-name="Standard">{</text:p>
      <text:p text:style-name="Standard"><text:tab/>int src,dest,weight;</text:p>
      <text:p text:style-name="Standard"><text:tab/></text:p>
      <text:p text:style-name="Standard"><text:tab/>for(int i=0;i&lt;v;i++)</text:p>
      <text:p text:style-name="Standard"><text:tab/>{</text:p>
      <text:p text:style-name="Standard"><text:tab/><text:tab/>for(int j=0;j&lt;v;j++)</text:p>
      <text:p text:style-name="Standard"><text:tab/><text:tab/>{</text:p>
      <text:p text:style-name="Standard"><text:tab/><text:tab/><text:tab/>weighted_matrix[i][j] = 0;</text:p>
      <text:p text:style-name="Standard"><text:tab/><text:tab/><text:tab/>visited[i][j] = 0;</text:p>
      <text:p text:style-name="Standard"><text:tab/><text:tab/>}<text:tab/></text:p>
      <text:p text:style-name="Standard"><text:tab/><text:tab/>parent[i] = i;</text:p>
      <text:p text:style-name="Standard"><text:tab/>}<text:tab/></text:p>
      <text:p text:style-name="Standard"><text:tab/>cout&lt;&lt;"\nGraph is initialized";</text:p>
      <text:p text:style-name="Standard"><text:tab/></text:p>
      <text:p text:style-name="Standard"><text:tab/>cout&lt;&lt;"\nEnter source, destination and weight of edge(exept zero) : ";</text:p>
      <text:p text:style-name="Standard"><text:tab/>for(int i=1;i&lt;=e;i++)</text:p>
      <text:p text:style-name="Standard"><text:tab/>{</text:p>
      <text:p text:style-name="Standard"><text:tab/><text:tab/>cout&lt;&lt;"\nEdge <text:tab/>"&lt;&lt;i&lt;&lt;" :";</text:p>
      <text:p text:style-name="Standard"><text:tab/><text:tab/>cin&gt;&gt;src&gt;&gt;dest&gt;&gt;weight;</text:p>
      <text:p text:style-name="Standard"><text:tab/><text:tab/></text:p>
      <text:p text:style-name="Standard"><text:tab/><text:tab/>if(src != dest)<text:tab/><text:tab/>//not a self loop</text:p>
      <text:p text:style-name="Standard"><text:tab/><text:tab/>{</text:p>
      <text:p text:style-name="Standard"><text:tab/><text:tab/><text:tab/>if(weighted_matrix[src-1][dest-1] == 0 &amp;&amp; weighted_matrix[dest-1][src-1] == 0)</text:p>
      <text:p text:style-name="Standard"><text:tab/><text:tab/><text:tab/>{</text:p>
      <text:p text:style-name="Standard"><text:tab/><text:tab/><text:tab/><text:tab/>weighted_matrix[src-1][dest-1] = weight;</text:p>
      <text:p text:style-name="Standard"><text:tab/><text:tab/><text:tab/><text:tab/>weighted_matrix[dest-1][src-1] = weight;</text:p>
      <text:p text:style-name="Standard"><text:tab/><text:tab/><text:tab/><text:tab/>cout&lt;&lt;"\nEdge inserted";</text:p>
      <text:p text:style-name="Standard"><text:tab/><text:tab/><text:tab/>}</text:p>
      <text:p text:style-name="Standard"><text:tab/><text:tab/><text:tab/>else cout&lt;&lt;"\nEdge already exists";</text:p>
      <text:p text:style-name="Standard"><text:tab/><text:tab/>}</text:p>
      <text:p text:style-name="Standard"><text:tab/><text:tab/>else</text:p>
      <text:p text:style-name="Standard"><text:tab/><text:tab/><text:tab/>cout&lt;&lt;"\nSource and destination same ! Self-loop exits ";</text:p>
      <text:p text:style-name="Standard"><text:tab/>}</text:p>
      <text:p text:style-name="Standard"><text:tab/><text:tab/><text:tab/><text:tab/><text:tab/></text:p>
      <text:p text:style-name="Standard">}</text:p>
      <text:p text:style-name="Standard"><text:tab/><text:tab/></text:p>
      <text:p text:style-name="Standard">void graph::display_graph()</text:p>
      <text:p text:style-name="Standard">{</text:p>
      <text:p text:style-name="Standard"><text:tab/>cout&lt;&lt;"\nThe graph is :"&lt;&lt;endl;</text:p>
      <text:p text:style-name="Standard"><text:tab/>cout&lt;&lt;"------------------------"&lt;&lt;endl;</text:p>
      <text:p text:style-name="Standard"><text:tab/></text:p>
      <text:p text:style-name="Standard"><text:tab/>for(int i=0; i&lt;v; i++)</text:p>
      <text:p text:style-name="Standard"><text:tab/>{</text:p>
      <text:p text:style-name="Standard"><text:tab/><text:tab/>for(int j=0; j&lt;v; j++)</text:p>
      <text:p text:style-name="Standard"><text:tab/><text:tab/><text:tab/>cout&lt;&lt;"\t"&lt;&lt;weighted_matrix[i][j];</text:p>
      <text:p text:style-name="Standard"><text:tab/><text:tab/>cout&lt;&lt;"\n";</text:p>
      <text:p text:style-name="Standard"><text:tab/>}</text:p>
      <text:p text:style-name="Standard"><text:soft-page-break/>}</text:p>
      <text:p text:style-name="Standard"/>
      <text:p text:style-name="Standard"/>
      <text:p text:style-name="Standard">void graph::display_mst()</text:p>
      <text:p text:style-name="Standard">{</text:p>
      <text:p text:style-name="Standard"><text:tab/>cout&lt;&lt;"\nThe minimum spanning tree is :"&lt;&lt;endl;</text:p>
      <text:p text:style-name="Standard"><text:tab/>cout&lt;&lt;"------------------------"&lt;&lt;endl;</text:p>
      <text:p text:style-name="Standard"><text:tab/></text:p>
      <text:p text:style-name="Standard"><text:tab/>for(int i=0; i&lt;v; i++)</text:p>
      <text:p text:style-name="Standard"><text:tab/>{</text:p>
      <text:p text:style-name="Standard"><text:tab/><text:tab/>for(int j=0; j&lt;v; j++)</text:p>
      <text:p text:style-name="Standard"><text:tab/><text:tab/><text:tab/>cout&lt;&lt;"\t"&lt;&lt;mst[i][j];</text:p>
      <text:p text:style-name="Standard"><text:tab/><text:tab/>cout&lt;&lt;"\n";</text:p>
      <text:p text:style-name="Standard"><text:tab/>}</text:p>
      <text:p text:style-name="Standard"><text:tab/>cout&lt;&lt;"\nThe cost of the MST is : "&lt;&lt;cost&lt;&lt;endl;</text:p>
      <text:p text:style-name="Standard">}</text:p>
      <text:p text:style-name="Standard"/>
      <text:p text:style-name="Standard">int graph::findParent(int v)</text:p>
      <text:p text:style-name="Standard">{</text:p>
      <text:p text:style-name="Standard"><text:tab/>if(parent[v] == v)</text:p>
      <text:p text:style-name="Standard"><text:tab/><text:tab/>return v;</text:p>
      <text:p text:style-name="Standard"><text:tab/>return findParent(parent[v]);</text:p>
      <text:p text:style-name="Standard">}</text:p>
      <text:p text:style-name="Standard"/>
      <text:p text:style-name="Standard">void graph::kruskals()</text:p>
      <text:p text:style-name="Standard">{</text:p>
      <text:p text:style-name="Standard"><text:tab/>int min_weight,min_src,min_des;</text:p>
      <text:p text:style-name="Standard"><text:tab/>int k = 1;</text:p>
      <text:p text:style-name="Standard"><text:tab/></text:p>
      <text:p text:style-name="Standard"><text:tab/>while( k!=v )</text:p>
      <text:p text:style-name="Standard"><text:tab/>{</text:p>
      <text:p text:style-name="Standard"><text:tab/><text:tab/>min_weight = 99;</text:p>
      <text:p text:style-name="Standard"><text:tab/><text:tab/>for(int i=0;i&lt;v;i++)</text:p>
      <text:p text:style-name="Standard"><text:tab/><text:tab/>{</text:p>
      <text:p text:style-name="Standard"><text:tab/><text:tab/><text:tab/>for(int j=0;j&lt;v;j++)</text:p>
      <text:p text:style-name="Standard"><text:tab/><text:tab/><text:tab/>{</text:p>
      <text:p text:style-name="Standard"><text:tab/><text:tab/><text:tab/><text:tab/>if(weighted_matrix[i][j] != 0 &amp;&amp; !visited[i][j] &amp;&amp; weighted_matrix[i][j] &lt;= min_weight)</text:p>
      <text:p text:style-name="Standard"><text:tab/><text:tab/><text:tab/><text:tab/>{</text:p>
      <text:p text:style-name="Standard"><text:tab/><text:tab/><text:tab/><text:tab/><text:tab/>min_weight = weighted_matrix[i][j];</text:p>
      <text:p text:style-name="Standard"><text:tab/><text:tab/><text:tab/><text:tab/><text:tab/>min_src = i;</text:p>
      <text:p text:style-name="Standard"><text:tab/><text:tab/><text:tab/><text:tab/><text:tab/>min_des = j;</text:p>
      <text:p text:style-name="Standard"><text:tab/><text:tab/><text:tab/><text:tab/>}<text:tab/></text:p>
      <text:p text:style-name="Standard"><text:tab/><text:tab/><text:tab/>}<text:tab/></text:p>
      <text:p text:style-name="Standard"><text:tab/><text:tab/>}</text:p>
      <text:p text:style-name="Standard"><text:tab/><text:tab/></text:p>
      <text:p text:style-name="Standard"><text:tab/><text:tab/>if(findParent(min_src) != findParent(min_des))</text:p>
      <text:p text:style-name="Standard"><text:tab/><text:tab/>{</text:p>
      <text:p text:style-name="Standard"><text:tab/><text:tab/><text:tab/>mst[min_src][min_des] = min_weight;</text:p>
      <text:p text:style-name="Standard"><text:soft-page-break/><text:tab/><text:tab/><text:tab/>mst[min_des][min_src] = min_weight;</text:p>
      <text:p text:style-name="Standard"><text:tab/><text:tab/><text:tab/>parent[min_des] = min_src;</text:p>
      <text:p text:style-name="Standard"><text:tab/><text:tab/><text:tab/>cost += mst[min_src][min_des];</text:p>
      <text:p text:style-name="Standard"><text:tab/><text:tab/><text:tab/>visited[min_src][min_des] = 1;</text:p>
      <text:p text:style-name="Standard"><text:tab/><text:tab/><text:tab/>visited[min_des][min_src] = 1;</text:p>
      <text:p text:style-name="Standard"><text:tab/><text:tab/><text:tab/>k++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graph g;</text:p>
      <text:p text:style-name="Standard"><text:tab/>int choice, e, v;</text:p>
      <text:p text:style-name="Standard"><text:tab/></text:p>
      <text:p text:style-name="Standard"><text:tab/>do</text:p>
      <text:p text:style-name="Standard"><text:tab/>{</text:p>
      <text:p text:style-name="Standard"><text:tab/><text:tab/>cout&lt;&lt;"\n---Kruskal's Algorithm---\n1)Input graph\n2)Display graph\n3)Find minimum spanning tree\n0)Exit\nEnter your choice :";</text:p>
      <text:p text:style-name="Standard"><text:tab/><text:tab/>cin&gt;&gt;choice;</text:p>
      <text:p text:style-name="Standard"><text:tab/><text:tab/></text:p>
      <text:p text:style-name="Standard"><text:tab/><text:tab/>switch(choice)</text:p>
      <text:p text:style-name="Standard"><text:tab/><text:tab/>{</text:p>
      <text:p text:style-name="Standard"><text:tab/><text:tab/>case 1:</text:p>
      <text:p text:style-name="Standard"><text:tab/><text:tab/><text:tab/>cout&lt;&lt;"\nEnter the number of vertices :"&lt;&lt;endl;</text:p>
      <text:p text:style-name="Standard"><text:tab/><text:tab/><text:tab/>cin&gt;&gt;v;</text:p>
      <text:p text:style-name="Standard"><text:tab/><text:tab/><text:tab/>cout&lt;&lt;"\nEnter the number of edges :"&lt;&lt;endl;</text:p>
      <text:p text:style-name="Standard"><text:tab/><text:tab/><text:tab/>cin&gt;&gt;e;</text:p>
      <text:p text:style-name="Standard"><text:tab/><text:tab/><text:tab/>g = graph(v,e);</text:p>
      <text:p text:style-name="Standard"><text:tab/><text:tab/><text:tab/>g.create_graph();</text:p>
      <text:p text:style-name="Standard"><text:tab/><text:tab/><text:tab/>break;</text:p>
      <text:p text:style-name="Standard"><text:tab/><text:tab/></text:p>
      <text:p text:style-name="Standard"><text:tab/><text:tab/>case 2:</text:p>
      <text:p text:style-name="Standard"><text:tab/><text:tab/><text:tab/>g.display_graph();</text:p>
      <text:p text:style-name="Standard"><text:tab/><text:tab/><text:tab/>break;</text:p>
      <text:p text:style-name="Standard"><text:tab/><text:tab/><text:tab/></text:p>
      <text:p text:style-name="Standard"><text:tab/><text:tab/>case 3:</text:p>
      <text:p text:style-name="Standard"><text:tab/><text:tab/><text:tab/>g.kruskals();</text:p>
      <text:p text:style-name="Standard"><text:tab/><text:tab/><text:tab/>g.display_mst();</text:p>
      <text:p text:style-name="Standard"><text:tab/><text:tab/><text:tab/>break;</text:p>
      <text:p text:style-name="Standard"><text:tab/><text:tab/><text:tab/></text:p>
      <text:p text:style-name="Standard"><text:tab/><text:tab/>case 0:</text:p>
      <text:p text:style-name="Standard"><text:tab/><text:tab/><text:tab/>cout&lt;&lt;"\n***Program closed***\n";</text:p>
      <text:p text:style-name="Standard"><text:tab/><text:tab/><text:tab/>break;</text:p>
      <text:p text:style-name="Standard"><text:tab/><text:tab/>}</text:p>
      <text:p text:style-name="Standard"><text:tab/>}while(choice!=0);</text:p>
      <text:p text:style-name="Standard">}<text:tab/><text:tab/></text:p>
      <text:p text:style-name="Standard"><text:tab/><text:tab/></text:p>
      <text:p text:style-name="Standard"><text:tab/><text:tab/></text:p>
      <text:p text:style-name="Standard"><text:soft-page-break/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37:46.555362699</meta:creation-date>
    <dc:date>2020-03-18T16:41:46.999195939</dc:date>
    <meta:editing-duration>PT3M28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5" meta:paragraph-count="189" meta:word-count="372" meta:character-count="3084" meta:non-whitespace-character-count="2548"/>
  </office:meta>
</office:document-meta>
</file>